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officeooo:rsid="00123421" officeooo:paragraph-rsid="00123421"/>
    </style:style>
    <style:style style:name="P2" style:family="paragraph" style:parent-style-name="Text_20_body">
      <style:paragraph-properties fo:text-align="center" style:justify-single-word="false"/>
      <style:text-properties fo:font-weight="bold" officeooo:rsid="00123421" officeooo:paragraph-rsid="00123421" style:font-weight-asian="bold" style:font-weight-complex="bold"/>
    </style:style>
    <style:style style:name="P3" style:family="paragraph" style:parent-style-name="Text_20_body">
      <style:paragraph-properties fo:text-align="justify" style:justify-single-word="false"/>
      <style:text-properties fo:font-weight="bold" officeooo:rsid="00123421" officeooo:paragraph-rsid="00123421" style:font-weight-asian="bold" style:font-weight-complex="bold"/>
    </style:style>
    <style:style style:name="P4" style:family="paragraph" style:parent-style-name="Text_20_body">
      <style:paragraph-properties fo:text-align="justify" style:justify-single-word="false"/>
      <style:text-properties fo:font-weight="bold" officeooo:rsid="00135bcb" officeooo:paragraph-rsid="00135bcb" style:font-weight-asian="bold" style:font-weight-complex="bold"/>
    </style:style>
    <style:style style:name="P5" style:family="paragraph" style:parent-style-name="Text_20_body">
      <style:paragraph-properties fo:text-align="justify" style:justify-single-word="false"/>
      <style:text-properties fo:font-weight="bold" officeooo:rsid="00284fd1" officeooo:paragraph-rsid="00284fd1" style:font-weight-asian="bold" style:font-weight-complex="bold"/>
    </style:style>
    <style:style style:name="P6" style:family="paragraph" style:parent-style-name="Text_20_body">
      <style:paragraph-properties fo:text-align="justify" style:justify-single-word="false"/>
      <style:text-properties officeooo:paragraph-rsid="00337d2c"/>
    </style:style>
    <style:style style:name="P7" style:family="paragraph" style:parent-style-name="Text_20_body">
      <style:paragraph-properties fo:text-align="justify" style:justify-single-word="false"/>
      <style:text-properties fo:font-weight="normal" officeooo:rsid="00144939" officeooo:paragraph-rsid="00144939" style:font-weight-asian="normal" style:font-weight-complex="normal"/>
    </style:style>
    <style:style style:name="P8" style:family="paragraph" style:parent-style-name="Text_20_body">
      <style:paragraph-properties fo:text-align="justify" style:justify-single-word="false"/>
      <style:text-properties fo:font-weight="normal" officeooo:rsid="001618bc" officeooo:paragraph-rsid="001618bc" style:font-weight-asian="normal" style:font-weight-complex="normal"/>
    </style:style>
    <style:style style:name="P9" style:family="paragraph" style:parent-style-name="Text_20_body">
      <style:paragraph-properties fo:text-align="justify" style:justify-single-word="false"/>
      <style:text-properties fo:font-weight="normal" officeooo:rsid="001618bc" officeooo:paragraph-rsid="0021aa2b" style:font-weight-asian="normal" style:font-weight-complex="normal"/>
    </style:style>
    <style:style style:name="P10" style:family="paragraph" style:parent-style-name="Text_20_body">
      <style:paragraph-properties fo:text-align="justify" style:justify-single-word="false"/>
      <style:text-properties fo:font-weight="normal" officeooo:rsid="00175afd" officeooo:paragraph-rsid="00175afd" style:font-weight-asian="normal" style:font-weight-complex="normal"/>
    </style:style>
    <style:style style:name="P11" style:family="paragraph" style:parent-style-name="Text_20_body">
      <style:paragraph-properties fo:text-align="justify" style:justify-single-word="false"/>
      <style:text-properties fo:font-weight="normal" officeooo:rsid="00175afd" officeooo:paragraph-rsid="00228005" style:font-weight-asian="normal" style:font-weight-complex="normal"/>
    </style:style>
    <style:style style:name="P12" style:family="paragraph" style:parent-style-name="Text_20_body">
      <style:paragraph-properties fo:text-align="justify" style:justify-single-word="false"/>
      <style:text-properties fo:font-weight="normal" officeooo:rsid="00188886" officeooo:paragraph-rsid="00188886" style:font-weight-asian="normal" style:font-weight-complex="normal"/>
    </style:style>
    <style:style style:name="P13" style:family="paragraph" style:parent-style-name="Text_20_body">
      <style:paragraph-properties fo:text-align="justify" style:justify-single-word="false"/>
      <style:text-properties fo:font-weight="normal" officeooo:rsid="001a110d" officeooo:paragraph-rsid="001a110d" style:font-weight-asian="normal" style:font-weight-complex="normal"/>
    </style:style>
    <style:style style:name="P14" style:family="paragraph" style:parent-style-name="Text_20_body">
      <style:paragraph-properties fo:text-align="justify" style:justify-single-word="false"/>
      <style:text-properties fo:font-weight="normal" officeooo:rsid="00228005" officeooo:paragraph-rsid="00228005" style:font-weight-asian="normal" style:font-weight-complex="normal"/>
    </style:style>
    <style:style style:name="P15" style:family="paragraph" style:parent-style-name="Text_20_body">
      <style:paragraph-properties fo:text-align="justify" style:justify-single-word="false"/>
      <style:text-properties fo:font-weight="normal" officeooo:rsid="002463f6" officeooo:paragraph-rsid="002463f6" style:font-weight-asian="normal" style:font-weight-complex="normal"/>
    </style:style>
    <style:style style:name="P16" style:family="paragraph" style:parent-style-name="Text_20_body">
      <style:paragraph-properties fo:text-align="justify" style:justify-single-word="false"/>
      <style:text-properties fo:font-weight="normal" officeooo:rsid="0025429f" officeooo:paragraph-rsid="0025429f" style:font-weight-asian="normal" style:font-weight-complex="normal"/>
    </style:style>
    <style:style style:name="P17" style:family="paragraph" style:parent-style-name="Text_20_body">
      <style:paragraph-properties fo:text-align="justify" style:justify-single-word="false"/>
      <style:text-properties fo:font-weight="normal" officeooo:rsid="00284fd1" officeooo:paragraph-rsid="00284fd1" style:font-weight-asian="normal" style:font-weight-complex="normal"/>
    </style:style>
    <style:style style:name="P18" style:family="paragraph" style:parent-style-name="Text_20_body">
      <style:paragraph-properties fo:text-align="justify" style:justify-single-word="false"/>
      <style:text-properties fo:font-weight="normal" officeooo:rsid="002d5429" officeooo:paragraph-rsid="002d5429" style:font-weight-asian="normal" style:font-weight-complex="normal"/>
    </style:style>
    <style:style style:name="P19" style:family="paragraph" style:parent-style-name="Text_20_body">
      <style:paragraph-properties fo:text-align="justify" style:justify-single-word="false"/>
      <style:text-properties fo:font-weight="normal" officeooo:rsid="002e1301" officeooo:paragraph-rsid="002fcdde" style:font-weight-asian="normal" style:font-weight-complex="normal"/>
    </style:style>
    <style:style style:name="P20" style:family="paragraph" style:parent-style-name="Text_20_body">
      <style:paragraph-properties fo:text-align="justify" style:justify-single-word="false"/>
      <style:text-properties fo:font-weight="normal" officeooo:rsid="002e1301" officeooo:paragraph-rsid="00332008" style:font-weight-asian="normal" style:font-weight-complex="normal"/>
    </style:style>
    <style:style style:name="P21" style:family="paragraph" style:parent-style-name="Text_20_body">
      <style:paragraph-properties fo:text-align="justify" style:justify-single-word="false"/>
      <style:text-properties fo:font-weight="normal" officeooo:rsid="00332008" officeooo:paragraph-rsid="00332008"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1b68b7"/>
    </style:style>
    <style:style style:name="T3" style:family="text">
      <style:text-properties officeooo:rsid="001d3430"/>
    </style:style>
    <style:style style:name="T4" style:family="text">
      <style:text-properties officeooo:rsid="001e65eb"/>
    </style:style>
    <style:style style:name="T5" style:family="text">
      <style:text-properties officeooo:rsid="0021aa2b"/>
    </style:style>
    <style:style style:name="T6" style:family="text">
      <style:text-properties officeooo:rsid="00228005"/>
    </style:style>
    <style:style style:name="T7" style:family="text">
      <style:text-properties officeooo:rsid="00285122"/>
    </style:style>
    <style:style style:name="T8" style:family="text">
      <style:text-properties fo:font-weight="normal" officeooo:rsid="00284fd1" style:font-weight-asian="normal" style:font-weight-complex="normal"/>
    </style:style>
    <style:style style:name="T9" style:family="text">
      <style:text-properties fo:font-weight="normal" officeooo:rsid="00285122" style:font-weight-asian="normal" style:font-weight-complex="normal"/>
    </style:style>
    <style:style style:name="T10" style:family="text">
      <style:text-properties officeooo:rsid="002dd904"/>
    </style:style>
    <style:style style:name="T11" style:family="text">
      <style:text-properties officeooo:rsid="002fcdd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OMPUTER NETWORK SECURITY</text:span></text:p>
      <text:p text:style-name="P2">Project 2</text:p>
      <text:p text:style-name="P2">MD5 Algorithm</text:p>
      <text:p text:style-name="P3">Name: Karthikeyan Kumar<text:tab/><text:tab/><text:tab/><text:tab/><text:tab/><text:tab/><text:tab/>A20376688</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Objective:</text:p>
      <text:p text:style-name="P7">Implement the MD5 algorithm and evaluate the randomness of the output.</text:p>
      <text:p text:style-name="P5">Introduction</text:p>
      <text:p text:style-name="P6"><text:span text:style-name="T8">MD5 is a message digest algorithm (hash function) that is responsible for producing the hash or the digest of a given message. </text:span><text:span text:style-name="T9">The algorithm takes in an input message of any arbitrary length, and produces an output of specific length, 128 bits to be precise. This 128 bit output forms the digest/hash of the input message. It works on the base assumption that it is infeasible to produce two messages having the same digest value. It finds application in places where it is necessary to transmit data of large size, for instance say a large file, so the large file is first compressed in size by applying the MD5 algorithm and later on that compressed version is used for transmission. </text:span>The difficulty of coming up with two messages with the same message digest is on the order of 2^64 operations.<text:span text:style-name="T9"> </text:span><text:span text:style-name="T8"><text:s/></text:span></text:p>
      <text:p text:style-name="P5">Algorithm:</text:p>
      <text:p text:style-name="P18">Append the message with additional bits such that the length of the message is congruent to 448 mod 512.</text:p>
      <text:p text:style-name="P18">First append a single bit “1” to the message, <text:span text:style-name="T10">and then append the zeros such that the total length is equal to 448 mod 512.</text:span></text:p>
      <text:p text:style-name="P19">A 64 bit representation of the input message’s length before the padding procedure is then appended to the padded message such that the resulting message is exactly multiple of 512 bits.</text:p>
      <text:p text:style-name="P20"><text:span text:style-name="T11">The hash value is calculated separately using four separate words each of 32 bit length, and each of those words are initialized to certain values represented in hexadecimal.</text:span></text:p>
      <text:p text:style-name="P21">a0=0x67452301</text:p>
      <text:p text:style-name="P21">b0=0xefcdab89</text:p>
      <text:p text:style-name="P21">c0=0x98badcfe<text:tab/> <text:s text:c="2"/></text:p>
      <text:p text:style-name="P21">d0=0x10325476</text:p>
      <text:p text:style-name="P17"/>
      <text:p text:style-name="P7"/>
      <text:p text:style-name="P8"><text:span text:style-name="T5">MD5 -</text:span>Hello World!! - cbf41347bb1978f6f32087b2cf01e351 <text:span text:style-name="T2">66-ones</text:span></text:p>
      <text:p text:style-name="P9"><text:span text:style-name="T5">MD51- Hello World!!- f7d391d2676d1e64a2a96f2793ded0e7 <text:s/>72ones</text:span></text:p>
      <text:p text:style-name="P9"><text:span text:style-name="T6">MD5 </text:span>hello World!! - 1b07f50e85ba010159a7a4205a25bcc5 <text:s/><text:span text:style-name="T2">55 ones</text:span></text:p>
      <text:p text:style-name="P14">MD51 hello World!! - b2b37125c4ca3e6a88efa71acc40e69e 64 ones</text:p>
      <text:p text:style-name="P10"><text:span text:style-name="T6">MD51 </text:span>Iello World!! - 131972f326ca97a17541f4deed073ef5 <text:span text:style-name="T2">69 ones</text:span></text:p>
      <text:p text:style-name="P11"><text:span text:style-name="T6">MD51 </text:span>Iello World!! - <text:s/><text:span text:style-name="T6">727ab1e2470e5929ce7c56ec7821ea 61 ones</text:span></text:p>
      <text:p text:style-name="P10"><text:soft-page-break/><text:span text:style-name="T6">MD5 </text:span>iello World!! - c0d8ad3cf13a75aba5d0defb182864d <text:s/><text:span text:style-name="T2">64 ones</text:span></text:p>
      <text:p text:style-name="P15">MD51 iello World!! -466a03a052c129c5669b0bf3d3237154 57ones</text:p>
      <text:p text:style-name="P12"><text:span text:style-name="T6">MD5 </text:span>Hfllo World!! - 92969a12b81985371595e232b48741f2 <text:span text:style-name="T3">57 ones</text:span></text:p>
      <text:p text:style-name="P16">MD51 Hfllo World!! -2f8a43ca3b83a3267c63ab4a674b5dd9 66 ones</text:p>
      <text:p text:style-name="P13"><text:span text:style-name="T6">MD5 </text:span>Hello world!! - 1d94dd7dfd050410185a535b9575e184 <text:s/><text:span text:style-name="T4">60 ones</text:span></text:p>
      <text:p text:style-name="P16">MD51 Hello world!!- 711914a62712060378f31ff1c50c2e12 55 o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svg:font-family="Times"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4-27T13:29:25.696991879</dc:date>
    <meta:editing-duration>PT3H51M39S</meta:editing-duration>
    <meta:editing-cycles>26</meta:editing-cycles>
    <meta:generator>LibreOffice/5.1.6.2$Linux_X86_64 LibreOffice_project/10m0$Build-2</meta:generator>
    <meta:document-statistic meta:table-count="0" meta:image-count="0" meta:object-count="0" meta:page-count="3" meta:paragraph-count="29" meta:word-count="349" meta:character-count="2354" meta:non-whitespace-character-count="2017"/>
  </office:meta>
</office:document-meta>
</file>